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2ada2" officeooo:paragraph-rsid="0012ada2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12ada2" officeooo:paragraph-rsid="0012ada2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135e4c" officeooo:paragraph-rsid="00135e4c" style:font-size-asian="24pt" style:font-size-complex="24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012ada2" officeooo:paragraph-rsid="0012ada2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0135e4c" officeooo:paragraph-rsid="00135e4c" style:font-size-asian="12pt" style:font-size-complex="12pt"/>
    </style:style>
    <style:style style:name="P6" style:family="paragraph" style:parent-style-name="Heading_20_1">
      <style:paragraph-properties fo:text-align="center" style:justify-single-word="false"/>
      <style:text-properties fo:font-weight="normal" officeooo:rsid="0012ada2" officeooo:paragraph-rsid="0012ada2" style:font-weight-asian="normal" style:font-weight-complex="normal"/>
    </style:style>
    <style:style style:name="T1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verage</text:h>
      <text:p text:style-name="P1">Wordpress, logs , exports and databases</text:p>
      <text:p text:style-name="P1"/>
      <text:p text:style-name="P2">RPO (acceptable data loss)</text:p>
      <text:p text:style-name="P4"><text:span text:style-name="T1">(RPO)</text:span> determines the maximum acceptable amount of data loss measured in time. For example, the maximum tolerable data loss is in our case would be 0 minutes.</text:p>
      <text:p text:style-name="P4"/>
      <text:p text:style-name="P3">Retention</text:p>
      <text:p text:style-name="P5">the backed up data is stored on the servers for 30 days</text:p>
      <text:p text:style-name="P5"/>
      <text:p text:style-name="P3">Usability</text:p>
      <text:p text:style-name="P5">The backups are ready for deployment, only if the integrity of the data is intact.</text:p>
      <text:p text:style-name="P5"/>
      <text:p text:style-name="P3">Restoration Criteria</text:p>
      <text:p text:style-name="P5">Feel free to restore any kind of backup if you have a reasonable doubt about the data being manipulated or in case of it’s partial/full loss.</text:p>
      <text:p text:style-name="P5"/>
      <text:p text:style-name="P3">Recovery time objective</text:p>
      <text:p text:style-name="P5">depending on the load of network and the size of the data to be stored, can be under a minute <text:s/>or sometimes few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2T01:52:00.389132372</dc:date>
    <meta:editing-duration>PT15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2" meta:character-count="688" meta:non-whitespace-character-count="577"/>
  </office:meta>
</office:document-meta>
</file>